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f1f3"/>
    </style:style>
    <style:style style:name="P2" style:family="paragraph" style:parent-style-name="Standard">
      <style:text-properties officeooo:paragraph-rsid="000a6183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a6183" style:font-weight-asian="bold" style:font-weight-complex="bold"/>
    </style:style>
    <style:style style:name="P5" style:family="paragraph" style:parent-style-name="Standard">
      <style:text-properties fo:font-size="16pt" fo:font-weight="bold" officeooo:paragraph-rsid="0009f1f3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paragraph-rsid="000ba0c4"/>
    </style:style>
    <style:style style:name="P7" style:family="paragraph" style:parent-style-name="Standard">
      <style:text-properties fo:font-size="18pt" fo:font-weight="bold" officeooo:paragraph-rsid="000ba0c4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rsid="0009f1f3"/>
    </style:style>
    <style:style style:name="P9" style:family="paragraph" style:parent-style-name="Standard" style:master-page-name="">
      <loext:graphic-properties draw:fill="none"/>
      <style:paragraph-properties fo:margin-left="0.1965in" fo:margin-right="0.0398in" fo:margin-top="0in" fo:margin-bottom="0.0783in" loext:contextual-spacing="false" fo:text-indent="0.1575in" style:auto-text-indent="false" style:page-number="auto" fo:background-color="transparent" style:shadow="none"/>
    </style:style>
    <style:style style:name="P10" style:family="paragraph">
      <loext:graphic-properties draw:fill-color="#ff69b4"/>
      <style:text-properties fo:font-size="12pt"/>
    </style:style>
    <style:style style:name="P11" style:family="paragraph">
      <loext:graphic-properties draw:fill-color="#90ee90"/>
    </style:style>
    <style:style style:name="P12" style:family="paragraph">
      <loext:graphic-properties draw:fill-color="#90ee90"/>
      <style:text-properties fo:font-size="22pt" style:font-size-asian="22pt" style:font-size-complex="22pt"/>
    </style:style>
    <style:style style:name="P13" style:family="paragraph">
      <loext:graphic-properties draw:fill-color="#90ee90"/>
      <style:text-properties fo:font-size="20pt" style:font-size-asian="20pt" style:font-size-complex="20pt"/>
    </style:style>
    <style:style style:name="P14" style:family="paragraph">
      <loext:graphic-properties draw:fill-color="#d2691e"/>
    </style:style>
    <style:style style:name="P15" style:family="paragraph"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T1" style:family="text">
      <style:text-properties officeooo:rsid="0009f1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09f1f3" style:font-size-asian="15pt" style:font-size-complex="15pt"/>
    </style:style>
    <style:style style:name="T5" style:family="text">
      <style:text-properties fo:font-size="15pt" fo:font-weight="bold" officeooo:rsid="0009f1f3" style:font-size-asian="15pt" style:font-weight-asian="bold" style:font-size-complex="15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082704" style:font-size-asian="16pt" style:font-size-complex="16pt"/>
    </style:style>
    <style:style style:name="T8" style:family="text">
      <style:text-properties fo:font-size="16pt" officeooo:rsid="0009f1f3" style:font-size-asian="16pt" style:font-size-complex="16pt"/>
    </style:style>
    <style:style style:name="T9" style:family="text">
      <style:text-properties fo:font-size="16pt" fo:font-weight="bold" officeooo:rsid="00082704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00a6183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0ba0c4" style:font-size-asian="16pt" style:font-weight-asian="bold" style:font-size-complex="16pt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bold" officeooo:rsid="0009f1f3" style:font-size-asian="18pt" style:font-weight-asian="bold" style:font-size-complex="18pt" style:font-weight-complex="bold"/>
    </style:style>
    <style:style style:name="T14" style:family="text">
      <style:text-properties fo:font-size="12pt"/>
    </style:style>
    <style:style style:name="T15" style:family="text">
      <style:text-properties fo:font-size="12pt" fo:text-shadow="1pt 1pt" fo:font-weight="bold" style:font-weight-asian="bold" style:font-weight-complex="bold"/>
    </style:style>
    <style:style style:name="T16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17" style:family="text">
      <style:text-properties fo:color="#000000"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T1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9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gr1" style:family="graphic">
      <style:graphic-properties draw:fill-color="#ff69b4" draw:textarea-horizontal-align="justify" draw:textarea-vertical-align="middle" draw:auto-grow-height="false" fo:min-height="1.2602in" fo:min-width="3.0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90ee90" draw:textarea-horizontal-align="justify" draw:textarea-vertical-align="middle" draw:auto-grow-height="false" fo:min-height="0.8091in" fo:min-width="1.9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90ee90" draw:textarea-horizontal-align="justify" draw:textarea-vertical-align="middle" draw:auto-grow-height="false" fo:min-height="0.7528in" fo:min-width="2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90ee90" draw:textarea-horizontal-align="justify" draw:textarea-vertical-align="middle" draw:auto-grow-height="false" fo:min-height="0.9016in" fo:min-width="2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90ee90" draw:textarea-horizontal-align="justify" draw:textarea-vertical-align="middle" draw:auto-grow-height="false" fo:min-height="0.8575in" fo:min-width="2.3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90ee90" draw:textarea-horizontal-align="justify" draw:textarea-vertical-align="middle" draw:auto-grow-height="false" fo:min-height="0.8362in" fo:min-width="2.1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d2691e" draw:textarea-horizontal-align="justify" draw:textarea-vertical-align="middle" draw:auto-grow-height="false" fo:min-height="0.5945in" fo:min-width="2.8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Arrow" draw:marker-start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0008in" fo:min-width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Arrow" draw:marker-end-width="0.0693in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start="Arrow" draw:marker-start-width="0.0693in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1" draw:name="Shape2" draw:style-name="gr2" draw:text-style-name="P11" svg:width="2.0142in" svg:height="0.8953in" svg:x="-0.4839in" svg:y="-0.9075in"><text:p><text:s text:c="3"/><text:span text:style-name="T17">RESIDEN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3" draw:style-name="gr3" draw:text-style-name="P11" svg:width="2.0823in" svg:height="0.8335in" svg:x="6.2339in" svg:y="-0.8484in"><text:p><text:s text:c="8"/><text:span text:style-name="T18">CLER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" draw:name="Shape7" draw:style-name="gr11" draw:text-style-name="P16" svg:x1="1.048in" svg:y1="-0.0126in" svg:x2="2.8307in" svg:y2="3.5035in"><text:p/></draw:line><draw:line text:anchor-type="paragraph" draw:z-index="12" draw:name="Shape10" draw:style-name="gr11" draw:text-style-name="P16" svg:x1="6.5776in" svg:y1="-0.0154in" svg:x2="4.9575in" svg:y2="3.3409in"><text:p/></draw:line><draw:line text:anchor-type="paragraph" draw:z-index="16" draw:name="Shape15" draw:style-name="gr12" draw:text-style-name="P16" svg:x1="1.372in" svg:y1="-0.0126in" svg:x2="3.0854in" svg:y2="3.3409in"><text:p/></draw:line><draw:line text:anchor-type="paragraph" draw:z-index="17" draw:name="Shape16" draw:style-name="gr12" draw:text-style-name="P16" svg:x1="6.372in" svg:y1="-0.0154in" svg:x2="4.752in" svg:y2="3.3409in"><text:p/></draw:line></text:p>
      <text:p text:style-name="Standard"><text:tab/><text:tab/><text:tab/><text:tab/><text:span text:style-name="T9">Information about ROAD REPAIR</text:span></text:p>
      <text:p text:style-name="P5"><text:tab/><text:tab/><text:tab/><text:tab/><text:span text:style-name="T1">True/False if request was submitted</text:span></text:p>
      <text:p text:style-name="Standard"/>
      <text:p text:style-name="Standard"/>
      <text:p text:style-name="P9"/>
      <text:p text:style-name="Standard"/>
      <text:p text:style-name="Standard"/>
      <text:p text:style-name="Standard"/>
      <text:p text:style-name="P1"><text:s text:c="140"/><text:span text:style-name="T7">I</text:span><text:span text:style-name="T9">nformation about Ro</text:span><text:span text:style-name="T10">ad </text:span><text:span text:style-name="T9">REPAIR</text:span></text:p>
      <text:p text:style-name="P4"><text:s text:c="153"/><text:span text:style-name="T6"><text:s text:c="2"/></text:span><text:span text:style-name="T8">(“offline request”)</text:span></text:p>
      <text:p text:style-name="P3"><text:tab/><text:tab/><text:tab/><text:tab/><text:tab/><text:tab/><text:tab/><text:tab/><text:tab/><text:tab/><text:tab/><text:tab/></text:p>
      <text:p text:style-name="Standard"/>
      <text:p text:style-name="Standard"><text:tab/><text:tab/><text:tab/><text:tab/><text:tab/><text:tab/><text:tab/><text:tab/><text:tab/><text:tab/><text:tab/></text:p>
      <text:p text:style-name="P2"><text:tab/><text:tab/><text:tab/><text:tab/><text:tab/><text:tab/><text:tab/><text:tab/><text:tab/><text:tab/><text:tab/></text:p>
      <text:p text:style-name="Standard"/>
      <text:p text:style-name="Standard"><draw:custom-shape text:anchor-type="paragraph" draw:z-index="0" draw:name="Shape1" draw:style-name="gr1" draw:text-style-name="P10" svg:width="4.2831in" svg:height="1.7831in" svg:x="2.0201in" svg:y="0.0043in"><text:p><text:span text:style-name="T14"><text:s text:c="4"/></text:span><text:span text:style-name="T15"><text:s/></text:span><text:span text:style-name="T16">ROAD REPAIR</text:span></text:p><text:p><text:span text:style-name="T16">TRACKING SYSTEM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><text:s text:c="3"/></text:span><text:s text:c="129"/></text:p>
      <text:p text:style-name="Standard"><draw:custom-shape text:anchor-type="paragraph" draw:z-index="3" draw:name="Shape4" draw:style-name="gr4" draw:text-style-name="P11" svg:width="2.3157in" svg:height="0.9988in" svg:x="-0.5992in" svg:y="4.7693in"><text:p><text:s text:c="3"/><text:span text:style-name="T19"><text:s text:c="5"/></text:span><text:span text:style-name="T18">MAY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5" draw:style-name="gr5" draw:text-style-name="P12" svg:width="2.4079in" svg:height="0.9496in" svg:x="7.5528in" svg:y="0.0839in"><text:p><text:span text:style-name="T20"><text:s text:c="3"/></text:span><text:span text:style-name="T18">SUPERVIS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6" draw:style-name="gr6" draw:text-style-name="P13" svg:width="2.2677in" svg:height="0.9268in" svg:x="-1.4327in" svg:y="0.0839in"><text:p><text:span text:style-name="T21"><text:s/></text:span><text:span text:style-name="T22">WORKFORC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8" draw:style-name="gr7" draw:text-style-name="P14" svg:width="2.813in" svg:height="2.3776in" svg:x="5.9437in" svg:y="3.9445in"><text:p><text:s text:c="4"/><text:span text:style-name="T18">ADMINISTRATOR</text:span></text:p>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polygon text:anchor-type="paragraph" draw:z-index="7" draw:name="Shape12" draw:style-name="gr8" draw:text-style-name="P15" svg:width="0in" svg:height="0in" svg:x="7.278in" svg:y="1.1543in" svg:viewBox="0 0 0 0" draw:points="0,0"><text:p/></draw:polygon><draw:polygon text:anchor-type="paragraph" draw:z-index="8" draw:name="Shape18" draw:style-name="gr9" draw:text-style-name="P15" svg:width="0in" svg:height="0in" svg:x="-10.828in" svg:y="3.4071in" svg:viewBox="0 0 0 0" draw:points="0,0"><text:p/></draw:polygon><draw:custom-shape text:anchor-type="paragraph" draw:z-index="9" draw:name="Shape21" draw:style-name="gr10" svg:width="0.0012in" svg:height="0.0012in" svg:x="7.0846in" svg:y="6.6244in"><text:p/>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line text:anchor-type="paragraph" draw:z-index="11" draw:name="Shape9" draw:style-name="gr11" draw:text-style-name="P16" svg:x1="0.8346in" svg:y1="0.3161in" svg:x2="2.0201in" svg:y2="0.3161in"><text:p/></draw:line><draw:line text:anchor-type="paragraph" draw:z-index="13" draw:name="Shape11" draw:style-name="gr11" draw:text-style-name="P16" svg:x1="7.5528in" svg:y1="0.3854in" svg:x2="6.3028in" svg:y2="0.3854in"><text:p/></draw:line><draw:line text:anchor-type="paragraph" draw:z-index="14" draw:name="Shape13" draw:style-name="gr11" draw:text-style-name="P16" svg:x1="0.2839in" svg:y1="4.7693in" svg:x2="2.4831in" svg:y2="1.1028in"><text:p/></draw:line><draw:line text:anchor-type="paragraph" draw:z-index="15" draw:name="Shape14" draw:style-name="gr11" draw:text-style-name="P16" svg:x1="6.5579in" svg:y1="3.9445in" svg:x2="4.8445in" svg:y2="1.4035in"><text:p/></draw:line><draw:line text:anchor-type="paragraph" draw:z-index="18" draw:name="Shape17" draw:style-name="gr12" draw:text-style-name="P16" svg:x1="0.8346in" svg:y1="0.5472in" svg:x2="2.0201in" svg:y2="0.5472in"><text:p/></draw:line><draw:line text:anchor-type="paragraph" draw:z-index="19" draw:name="Shape19" draw:style-name="gr12" draw:text-style-name="P16" svg:x1="6.3028in" svg:y1="0.6165in" svg:x2="7.5528in" svg:y2="0.6165in"><text:p/></draw:line><text:s text:c="22"/></text:p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20" draw:name="Shape20" draw:style-name="gr12" draw:text-style-name="P16" svg:x1="0.4854in" svg:y1="3.6197in" svg:x2="2.652in" svg:y2="0.0181in"><text:p/></draw:line><text:tab/><text:tab/><text:tab/><text:tab/><text:tab/><text:tab/><text:tab/><text:tab/><text:tab/><text:tab/></text:p>
      <text:p text:style-name="P6"><draw:line text:anchor-type="paragraph" draw:z-index="21" draw:name="Shape22" draw:style-name="gr12" draw:text-style-name="P16" svg:x1="7.0709in" svg:y1="2.8618in" svg:x2="5.2654in" svg:y2="0.2055in"><text:p/></draw:line><text:tab/><text:tab/><text:tab/><text:tab/><text:tab/><text:tab/><text:tab/><text:tab/><text:tab/><text:tab/><text:tab/><text:tab/><text:span text:style-name="T11">Info about Road Repair</text:span></text:p>
      <text:p text:style-name="P6"><text:span text:style-name="T11"><text:tab/><text:tab/><text:tab/><text:tab/><text:tab/><text:tab/><text:tab/><text:tab/><text:tab/><text:tab/><text:tab/>Schedule of Repair and summary and Repair</text:span><text:span text:style-name="T2"><text:tab/></text:span><text:tab/><text:tab/><text:tab/><text:tab/><text:tab/><text:tab/><text:tab/><text:tab/><text:tab/><text:tab/><text:tab/><text:tab/><text:tab/><text:tab/></text:p>
      <text:p text:style-name="Standard"><text:tab/></text:p>
      <text:p text:style-name="P8"><text:tab/><text:tab/><text:tab/><text:tab/><text:tab/><text:tab/></text:p>
      <text:p text:style-name="P6"><text:s text:c="24"/><text:tab/><text:tab/><text:tab/> <text:s text:c="23"/><text:tab/><text:tab/><text:tab/><text:tab/><text:tab/> <text:s text:c="11"/><text:span text:style-name="T5">Upadted info about ROAD REPAIR</text:span></text:p>
      <text:p text:style-name="P6"><text:span text:style-name="T5"><text:tab/><text:tab/><text:tab/><text:tab/><text:tab/><text:tab/><text:tab/><text:tab/><text:tab/><text:tab/><text:tab/><text:tab/><text:tab/><text:tab/><text:tab/>True/False if info was <text:tab/><text:tab/><text:tab/><text:tab/><text:tab/><text:tab/><text:tab/><text:tab/><text:tab/><text:tab/><text:tab/><text:tab/><text:tab/><text:tab/><text:tab/><text:tab/><text:tab/><text:tab/><text:tab/>updated</text:span><text:tab/></text:p>
      <text:p text:style-name="Standard"><text:tab/><text:tab/><text:tab/><text:tab/><text:tab/><text:tab/><text:tab/><text:tab/><text:tab/><text:tab/><text:tab/><text:tab/><text:tab/><text:tab/><text:tab/><text:tab/><text:tab/><text:tab/><text:tab/></text:p>
      <text:p text:style-name="P6"><text:tab/><text:tab/><text:tab/><text:tab/></text:p>
      <text:p text:style-name="P6"><text:s text:c="30"/><text:span text:style-name="T2"><text:s/></text:span><text:span text:style-name="T12"><text:s/></text:span><text:span text:style-name="T13">Information about ROAD REPAIR <text:s text:c="30"/></text:span></text:p>
      <text:p text:style-name="P7"><text:tab/> <text:s text:c="12"/><text:span text:style-name="T1">Statistics about Road Repair<text:tab/></text:span></text:p>
      <text:p text:style-name="P6"><text:span text:style-name="T3"><text:tab/><text:tab/><text:tab/><text:tab/><text:tab/><text:tab/><text:tab/><text:tab/><text:tab/></text:span><text:tab/><text:tab/><text:tab/><text:tab/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8898in" fo:page-height="11.8508in" style:num-format="1" style:print-orientation="landscape" fo:margin-top="1.2992in" fo:margin-bottom="1.0236in" fo:margin-left="1.378in" fo:margin-right="0.74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.2756in" fo:margin-right="0.1965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4T10:16:48.098879038</meta:creation-date>
    <dc:date>2023-11-28T23:04:24.779604360</dc:date>
    <meta:editing-duration>PT1H49M5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44" meta:character-count="1056" meta:non-whitespace-character-count="258"/>
  </office:meta>
</office:document-meta>
</file>